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0.9043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5437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23" style:family="table-row">
      <style:table-row-properties style:row-height="1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vertical-align="top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fo:background-color="#000080"/>
      <style:text-properties fo:color="#ffffff" fo:font-size="12pt" fo:font-weight="bold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</text:span><text:span text:style-name="T2">3780</text:span></text:p>
            <text:p><text:span text:style-name="T3">PORTAL-</text:span><text:span text:style-name="T3">3772</text:span></text:p>
            <text:p><text:span text:style-name="T4">PORTAL-</text:span><text:span text:style-name="T4">3444 </text:span></text:p>
            <text:p><text:span text:style-name="T4">PORTAL-</text:span><text:span text:style-name="T4">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>
            <text:p>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>
            <text:p>CCP-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  <table:table-cell table:number-columns-repeated="768"/>
        </table:table-row>
        <table:table-row table:style-name="ro10">
          <table:table-cell table:style-name="ce48" office:value-type="string">
            <text:p>CCP-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0">
          <table:table-cell table:style-name="ce48" office:value-type="string">
            <text:p>CCP-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9">
          <table:table-cell table:style-name="ce48" office:value-type="string">
            <text:p>CCP-352</text:p>
          </table:table-cell>
          <table:table-cell table:style-name="ce54" office:value-type="string">
            <text:p>With a sample richfaces portlet the httpxmlrequest response is comming with lenght = 0 (nothing is comming back). </text:p>
          </table:table-cell>
          <table:table-cell table:style-name="ce47" office:value-type="string">
            <text:p>PORTAL-3772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/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9"/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0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0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0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461</text:p>
          </table:table-cell>
          <table:table-cell table:style-name="ce49" office:value-type="string">
            <text:p>Check showing user page for anonymous user</text:p>
          </table:table-cell>
          <table:table-cell table:style-name="ce50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Portal-3684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9">
          <table:table-cell table:style-name="ce49" office:value-type="string">
            <text:p>CCP-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0" office:value-type="string">
            <text:p>Portal-379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CCP-464</text:p>
          </table:table-cell>
          <table:table-cell table:style-name="ce49" office:value-type="string">
            <text:p>Check hitting enter key to do search user</text:p>
          </table:table-cell>
          <table:table-cell table:style-name="ce50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CCP-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0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Portal-3840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Portal-3812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9"/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0" office:value-type="string">
            <text:p>REGPRL-004</text:p>
          </table:table-cell>
          <table:table-cell table:style-name="ce50" office:value-type="string">
            <text:p>Check changing size of container in page</text:p>
          </table:table-cell>
          <table:table-cell table:style-name="ce50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CCP-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1">
          <table:table-cell table:style-name="ce51" office:value-type="string">
            <text:p>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" table:number-rows-repeated="16">
          <table:table-cell table:style-name="ce50" table:number-columns-repeated="3"/>
          <table:table-cell table:style-name="ce59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f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7" office:value-type="string">
            <text:p>CCP-120</text:p>
          </table:table-cell>
          <table:table-cell table:style-name="ce72" office:value-type="float" office:value="1">
            <text:p>001</text:p>
          </table:table-cell>
          <table:table-cell table:style-name="ce76" table:formula="of:=CONCATENATE(&quot;Portal&quot;;&quot;/&quot;;[.B7])" office:value-type="string" office:string-value="Portal/CCP-120">
            <text:p>Portal/CCP-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6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CCP-122</text:p>
          </table:table-cell>
          <table:table-cell table:style-name="ce72" office:value-type="float" office:value="1">
            <text:p>001</text:p>
          </table:table-cell>
          <table:table-cell table:style-name="ce76" table:formula="of:=CONCATENATE(&quot;Portal&quot;;&quot;/&quot;;[.B11])" office:value-type="string" office:string-value="Portal/CCP-122">
            <text:p>Portal/CCP-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7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12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CCP-122">
            <text:p>Portal/CCP-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2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2">
          <table:table-cell/>
          <table:table-cell table:style-name="ce65" office:value-type="string">
            <text:p>Total Main Cases:</text:p>
          </table:table-cell>
          <table:table-cell table:style-name="ce70" table:formula="of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2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790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 table:number-columns-repeated="769"/>
        </table:table-row>
        <table:table-row table:style-name="ro18">
          <table:table-cell table:style-name="ce61" office:value-type="float" office:value="1">
            <text:p>001</text:p>
          </table:table-cell>
          <table:table-cell table:style-name="ce47" office:value-type="string">
            <text:p>CCP-314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7])" office:value-type="string" office:string-value="Portal/CCP-314">
            <text:p>Portal/CCP-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4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f:=CONCATENATE(&quot;Portal&quot;;&quot;/&quot;;[.B8])" office:value-type="string" office:string-value="Portal/CCP-314">
            <text:p>Portal/CCP-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8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14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f:=CONCATENATE(&quot;Portal&quot;;&quot;/&quot;;[.B9])" office:value-type="string" office:string-value="Portal/CCP-314">
            <text:p>Portal/CCP-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8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CCP-51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0])" office:value-type="string" office:string-value="Portal/CCP-51">
            <text:p>Portal/CCP-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  <table:table-cell table:number-columns-repeated="768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CCP-366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1])" office:value-type="string" office:string-value="Portal/CCP-366">
            <text:p>Portal/CCP-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  <table:table-cell table:number-columns-repeated="768"/>
        </table:table-row>
        <table:table-row table:style-name="ro8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CCP-394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2])" office:value-type="string" office:string-value="Portal/CCP-394">
            <text:p>Portal/CCP-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CCP-394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8" table:formula="of:=CONCATENATE(&quot;Portal&quot;;&quot;/&quot;;[.B13])" office:value-type="string" office:string-value="Portal/CCP-394">
            <text:p>Portal/CCP-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4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8" table:formula="of:=CONCATENATE(&quot;Portal&quot;;&quot;/&quot;;[.B14])" office:value-type="string" office:string-value="Portal/CCP-394">
            <text:p>Portal/CCP-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CCP-394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8" table:formula="of:=CONCATENATE(&quot;Portal&quot;;&quot;/&quot;;[.B15])" office:value-type="string" office:string-value="Portal/CCP-394">
            <text:p>Portal/CCP-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4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8" table:formula="of:=CONCATENATE(&quot;Portal&quot;;&quot;/&quot;;[.B16])" office:value-type="string" office:string-value="Portal/CCP-394">
            <text:p>Portal/CCP-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  <table:table-cell table:style-name="ce168" table:number-columns-repeated="768"/>
        </table:table-row>
        <table:table-row table:style-name="ro1" table:number-rows-repeated="36">
          <table:table-cell table:style-name="ce91" table:number-columns-repeated="8"/>
          <table:table-cell table:style-name="ce84"/>
          <table:table-cell table:style-name="ce91" table:number-columns-repeated="247"/>
          <table:table-cell table:style-name="ce168" table:number-columns-repeated="768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790"/>
        </table:table-row>
        <table:table-row table:style-name="ro1" table:number-rows-repeated="65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f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8">
          <table:table-cell table:style-name="ce61" office:value-type="float" office:value="1">
            <text:p>001</text:p>
          </table:table-cell>
          <table:table-cell table:style-name="ce47" office:value-type="string">
            <text:p>CCP-372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CCP-372">
            <text:p>Portal/CCP-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CCP-39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CCP-391">
            <text:p>Portal/CCP-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CCP-395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CCP-395">
            <text:p>Portal/CCP-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CCP-46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3])" office:value-type="string" office:string-value="Portal/CCP-461">
            <text:p>Portal/CCP-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461</text:p>
          </table:table-cell>
          <table:table-cell table:style-name="ce7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CCP-461">
            <text:p>Portal/CCP-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CCP-461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CCP-461">
            <text:p>Portal/CCP-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9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PRL-00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PRL-001">
            <text:p>Portal/REGPRL-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PRL-001</text:p>
          </table:table-cell>
          <table:table-cell table:style-name="ce7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PRL-001">
            <text:p>Portal/REGPRL-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PRL-001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PRL-001">
            <text:p>Portal/REGPRL-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16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CCP-379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CCP-379">
            <text:p>Portal/CCP-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Portal&quot;;&quot;/&quot;;[.B31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Portal&quot;;&quot;/&quot;;[.B32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Portal&quot;;&quot;/&quot;;[.B33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16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CCP-379</text:p>
          </table:table-cell>
          <table:table-cell table:style-name="ce72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CONCATENATE(&quot;Portal&quot;;&quot;/&quot;;[.B34])" office:value-type="string" office:string-value="Portal/CCP-379">
            <text:p>Portal/CCP-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CONCATENATE(&quot;Portal&quot;;&quot;/&quot;;[.B35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f:=CONCATENATE(&quot;Portal&quot;;&quot;/&quot;;[.B36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Portal&quot;;&quot;/&quot;;[.B37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CCP-379</text:p>
          </table:table-cell>
          <table:table-cell table:style-name="ce72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Portal&quot;;&quot;/&quot;;[.B38])" office:value-type="string" office:string-value="Portal/CCP-379">
            <text:p>Portal/CCP-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9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CCP-428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CCP-428">
            <text:p>Portal/CCP-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8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CCP-428</text:p>
          </table:table-cell>
          <table:table-cell table:style-name="ce7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Portal&quot;;&quot;/&quot;;[.B40])" office:value-type="string" office:string-value="Portal/CCP-428">
            <text:p>Portal/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7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CCP-428</text:p>
          </table:table-cell>
          <table:table-cell table:style-name="ce7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Portal&quot;;&quot;/&quot;;[.B41])" office:value-type="string" office:string-value="Portal/CCP-428">
            <text:p>Portal/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8">
          <table:table-cell table:style-name="ce61" table:formula="of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CCP-46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42])" office:value-type="string" office:string-value="Portal/CCP-464">
            <text:p>Portal/CCP-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CCP-464</text:p>
          </table:table-cell>
          <table:table-cell table:style-name="ce72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Portal&quot;;&quot;/&quot;;[.B43])" office:value-type="string" office:string-value="Portal/CCP-464">
            <text:p>Portal/CCP-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9">
          <table:table-cell table:style-name="ce61" table:formula="of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CCP-466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44])" office:value-type="string" office:string-value="Portal/CCP-466">
            <text:p>Portal/CCP-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CCP-466</text:p>
          </table:table-cell>
          <table:table-cell table:style-name="ce7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f:=CONCATENATE(&quot;Portal&quot;;&quot;/&quot;;[.B45])" office:value-type="string" office:string-value="Portal/CCP-466">
            <text:p>Portal/CCP-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8">
          <table:table-cell table:style-name="ce6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PRL-002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46])" office:value-type="string" office:string-value="Portal/REGPRL-002">
            <text:p>Portal/REGPRL-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0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PRL-002</text:p>
          </table:table-cell>
          <table:table-cell table:style-name="ce72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f:=CONCATENATE(&quot;Portal&quot;;&quot;/&quot;;[.B47])" office:value-type="string" office:string-value="Portal/REGPRL-002">
            <text:p>Portal/REGPRL-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0">
          <table:table-cell table:style-name="ce61" table:formula="of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PRL-003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48])" office:value-type="string" office:string-value="Portal/REGPRL-003">
            <text:p>Portal/REGPRL-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0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PRL-003</text:p>
          </table:table-cell>
          <table:table-cell table:style-name="ce7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Portal&quot;;&quot;/&quot;;[.B49])" office:value-type="string" office:string-value="Portal/REGPRL-003">
            <text:p>Portal/REGPRL-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PRL-003</text:p>
          </table:table-cell>
          <table:table-cell table:style-name="ce7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Portal&quot;;&quot;/&quot;;[.B50])" office:value-type="string" office:string-value="Portal/REGPRL-003">
            <text:p>Portal/REGPRL-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f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001</text:p>
          </table:table-cell>
          <table:table-cell table:style-name="ce51" office:value-type="string">
            <text:p>REGPRL-00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PRL-004">
            <text:p>Portal/REGPRL-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REGPRL-004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PRL-004">
            <text:p>Portal/REGPRL-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REGPRL-004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PRL-004">
            <text:p>Portal/REGPRL-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</text:span><text:span text:style-name="T6">icon at the </text:span><text:span text:style-name="T6">second </text:span><text:span text:style-name="T6">container &amp; </text:span><text:span text:style-name="T6">input 70% for </text:span><text:span text:style-name="T6">Width then </text:span><text:span text:style-name="T6">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9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REGPRL-005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REGPRL-005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Portal&quot;;&quot;/&quot;;[.B13])" office:value-type="string" office:string-value="Portal/REGPRL-005">
            <text:p>Portal/REGPRL-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Portal&quot;;&quot;/&quot;;[.B14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f:=CONCATENATE(&quot;Portal&quot;;&quot;/&quot;;[.B15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REGPRL-005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f:=CONCATENATE(&quot;Portal&quot;;&quot;/&quot;;[.B16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f:=CONCATENATE(&quot;Portal&quot;;&quot;/&quot;;[.B17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f:=CONCATENATE(&quot;Portal&quot;;&quot;/&quot;;[.B18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REGPRL-005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f:=CONCATENATE(&quot;Portal&quot;;&quot;/&quot;;[.B19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f:=CONCATENATE(&quot;Portal&quot;;&quot;/&quot;;[.B20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f:=CONCATENATE(&quot;Portal&quot;;&quot;/&quot;;[.B21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CCP-499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CCP-499">
            <text:p>Portal/CCP-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6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CCP-499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Portal&quot;;&quot;/&quot;;[.B23])" office:value-type="string" office:string-value="Portal/CCP-499">
            <text:p>Portal/CCP-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9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1" office:value-type="string">
            <text:p>REGPRL-006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PRL-006">
            <text:p>Portal/REGPRL-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1" office:value-type="string">
            <text:p>REGPRL-006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PRL-006">
            <text:p>Portal/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REGPRL-006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PRL-006">
            <text:p>Portal/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18">
          <table:table-cell table:style-name="ce6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REGPRL-007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PRL-007">
            <text:p>Portal/REGPRL-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REGPRL-007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PRL-007">
            <text:p>Portal/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REGPRL-007</text:p>
          </table:table-cell>
          <table:table-cell table:style-name="ce7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PRL-007">
            <text:p>Portal/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1" office:value-type="string">
            <text:p>CCP-58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CCP-584">
            <text:p>Portal/CCP-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Portal&quot;;&quot;/&quot;;[.B31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Portal&quot;;&quot;/&quot;;[.B32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6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Portal&quot;;&quot;/&quot;;[.B33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1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1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1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5"/>
        <table:table-column table:style-name="co36" table:default-cell-style-name="ce175"/>
        <table:table-column table:style-name="co27" table:default-cell-style-name="ce175"/>
        <table:table-column table:style-name="co37" table:default-cell-style-name="ce175"/>
        <table:table-column table:style-name="co38" table:number-columns-repeated="2" table:default-cell-style-name="ce175"/>
        <table:table-column table:style-name="co39" table:number-columns-repeated="245" table:default-cell-style-name="ce175"/>
        <table:table-column table:style-name="co39" table:number-columns-repeated="5" table:default-cell-style-name="Default"/>
        <table:table-column table:style-name="co8" table:number-columns-repeated="768" table:default-cell-style-name="Default"/>
        <table:table-row table:style-name="ro21">
          <table:table-cell table:style-name="ce169" office:value-type="string" table:number-columns-spanned="4" table:number-rows-spanned="2">
            <text:p>Portal Regression Tests List In AIO</text:p>
          </table:table-cell>
          <table:covered-table-cell table:style-name="ce169"/>
          <table:covered-table-cell table:style-name="ce169"/>
          <table:covered-table-cell table:style-name="ce179"/>
          <table:table-cell table:style-name="ce179"/>
          <table:table-cell table:style-name="ce178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1">
          <table:covered-table-cell table:style-name="ce170"/>
          <table:covered-table-cell table:style-name="ce170"/>
          <table:covered-table-cell table:style-name="ce170"/>
          <table:covered-table-cell table:style-name="ce179"/>
          <table:table-cell table:style-name="ce179"/>
          <table:covered-table-cell table:style-name="ce181"/>
          <table:table-cell table:style-name="Default" table:number-columns-repeated="245"/>
          <table:table-cell table:number-columns-repeated="773"/>
        </table:table-row>
        <table:table-row table:style-name="ro22">
          <table:table-cell table:style-name="ce171" office:value-type="string">
            <text:p>Id</text:p>
          </table:table-cell>
          <table:table-cell table:style-name="ce171" office:value-type="string">
            <text:p>Product</text:p>
          </table:table-cell>
          <table:table-cell table:style-name="ce178" office:value-type="string">
            <text:p>Functionality</text:p>
          </table:table-cell>
          <table:table-cell table:style-name="ce178" office:value-type="string">
            <text:p>Bug summary</text:p>
          </table:table-cell>
          <table:table-cell table:style-name="ce178" office:value-type="string">
            <text:p>Product bugID</text:p>
          </table:table-cell>
          <table:covered-table-cell table:style-name="ce181"/>
          <table:table-cell table:style-name="Default" table:number-columns-repeated="245"/>
          <table:table-cell table:number-columns-repeated="773"/>
        </table:table-row>
        <table:table-row table:style-name="ro9">
          <table:table-cell table:style-name="ce47" office:value-type="string">
            <text:p>CCP-120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85" office:value-type="string">
            <text:p>1.6.1</text:p>
          </table:table-cell>
          <table:table-cell table:number-columns-repeated="1017"/>
        </table:table-row>
        <table:table-row table:style-name="ro9">
          <table:table-cell table:style-name="ce47" office:value-type="string">
            <text:p>CCP-122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2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172" office:value-type="string">
            <text:p>CCP-51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80" office:value-type="string">
            <text:p>Login Page: HTTP 404, when clickin twice on "Connection Button"</text:p>
          </table:table-cell>
          <table:table-cell table:style-name="ce172" office:value-type="string">
            <text:p>PORTAL-3221</text:p>
          </table:table-cell>
          <table:table-cell table:style-name="ce183" table:formula="of:=SUMPRODUCT((['Bugs_v1.6.5'.B$7:'Bugs_v1.6.5'.B$865]=[.$A6])*(['Bugs_v1.6.5'.A$7:'Bugs_v1.6.5'.A$865]&lt;&gt;&quot;&quot;))" office:value-type="float" office:value="1">
            <text:p>1</text:p>
          </table:table-cell>
          <table:table-cell table:style-name="ce185" office:value-type="string">
            <text:p>1.6.5</text:p>
          </table:table-cell>
          <table:table-cell table:style-name="ce172" table:number-columns-repeated="244"/>
          <table:table-cell table:style-name="ce186" table:number-columns-repeated="773"/>
        </table:table-row>
        <table:table-row table:style-name="ro14">
          <table:table-cell table:style-name="ce47" office:value-type="string">
            <text:p>CCP-31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2" table:formula="of:=SUMPRODUCT((['Bugs_v1.6.5'.B$7:'Bugs_v1.6.5'.B$983]=[.$A7])*(['Bugs_v1.6.5'.A$7:'Bugs_v1.6.5'.A$983]&lt;&gt;&quot;&quot;))" office:value-type="float" office:value="1">
            <text:p>1</text:p>
          </table:table-cell>
          <table:table-cell table:style-name="ce185"/>
          <table:table-cell table:style-name="ce172" table:number-columns-repeated="244"/>
          <table:table-cell table:style-name="ce186" table:number-columns-repeated="773"/>
        </table:table-row>
        <table:table-row table:style-name="ro14">
          <table:table-cell table:style-name="ce47" office:value-type="string">
            <text:p>CCP-36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2" table:formula="of:=SUMPRODUCT((['Bugs_v1.6.5'.B$7:'Bugs_v1.6.5'.B$865]=[.$A8])*(['Bugs_v1.6.5'.A$7:'Bugs_v1.6.5'.A$865]&lt;&gt;&quot;&quot;))" office:value-type="float" office:value="1">
            <text:p>1</text:p>
          </table:table-cell>
          <table:table-cell table:number-columns-repeated="1018"/>
        </table:table-row>
        <table:table-row table:style-name="ro23">
          <table:table-cell table:style-name="ce47" office:value-type="string">
            <text:p>CCP-39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<text:span text:style-name="T7">Secours </text:span><text:span text:style-name="T7">Catholique : </text:span><text:span text:style-name="T7">Portal tickets </text:span><text:span text:style-name="T7">backport</text:span></text:p>
            <text:p><text:span text:style-name="T8">- Mandatory </text:span><text:span text:style-name="T8">textarea (*) </text:span><text:span text:style-name="T8">should be on </text:span><text:span text:style-name="T8">the right , not in </text:span><text:span text:style-name="T8">the bottom</text:span></text:p>
            <text:p><text:span text:style-name="T9">- Checkoi inh </text:span><text:span text:style-name="T9">if the max </text:span><text:span text:style-name="T9">length of </text:span><text:span text:style-name="T9">Group label is </text:span><text:span text:style-name="T9">up to 50 </text:span><text:span text:style-name="T9">characters</text:span></text:p>
            <text:p><text:span text:style-name="T9">- Check the </text:span><text:span text:style-name="T9">translation of </text:span><text:span text:style-name="T9">label in </text:span><text:span text:style-name="T9">message </text:span><text:span text:style-name="T9">popup</text:span></text:p>
          </table:table-cell>
          <table:table-cell table:style-name="ce155" office:value-type="string">
            <text:p>PORTAL-3739</text:p>
            <text:p><text:span text:style-name="T10">PORTAL-</text:span><text:span text:style-name="T11">3740</text:span></text:p>
            <text:p><text:span text:style-name="T11">Portal-3658</text:span></text:p>
          </table:table-cell>
          <table:table-cell table:style-name="ce182" table:formula="of:=SUMPRODUCT((['Bugs_v1.6.5'.B$7:'Bugs_v1.6.5'.B$865]=[.$A9])*(['Bugs_v1.6.5'.A$7:'Bugs_v1.6.5'.A$865]&lt;&gt;&quot;&quot;))"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style-name="ce172" office:value-type="string">
            <text:p>CCP-372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80" office:value-type="string">
            <text:p>Problem with popup save-success after saving portlet CLV</text:p>
          </table:table-cell>
          <table:table-cell table:style-name="ce172" office:value-type="string">
            <text:p>Portal-3776</text:p>
          </table:table-cell>
          <table:table-cell table:style-name="ce182" table:formula="of:=SUMPRODUCT((['Bugs_v1.6.6'.B$7:'Bugs_v1.6.6'.B$969]=[.$A10])*(['Bugs_v1.6.6'.A$7:'Bugs_v1.6.6'.A$969]&lt;&gt;&quot;&quot;))" office:value-type="float" office:value="1">
            <text:p>1</text:p>
          </table:table-cell>
          <table:table-cell table:style-name="ce185" office:value-type="string">
            <text:p>1.6.6</text:p>
          </table:table-cell>
          <table:table-cell table:number-columns-repeated="1017"/>
        </table:table-row>
        <table:table-row table:style-name="ro9">
          <table:table-cell table:style-name="ce48" office:value-type="string">
            <text:p>CCP-39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2" table:formula="of:=SUMPRODUCT((['Bugs_v1.6.6'.B$7:'Bugs_v1.6.6'.B$969]=[.$A11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48" office:value-type="string">
            <text:p>CCP-395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2" table:formula="of:=SUMPRODUCT((['Bugs_v1.6.6'.B$7:'Bugs_v1.6.6'.B$969]=[.$A12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48" office:value-type="string">
            <text:p>CCP-46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2" table:formula="of:=SUMPRODUCT((['Bugs_v1.6.6'.B$7:'Bugs_v1.6.6'.B$969]=[.$A13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49" office:value-type="string">
            <text:p>REGPRL-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2" table:formula="of:=SUMPRODUCT((['Bugs_v1.6.6'.B$7:'Bugs_v1.6.6'.B$969]=[.$A14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49" office:value-type="string">
            <text:p>CCP-379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2" table:formula="of:=SUMPRODUCT((['Bugs_v1.6.6'.B$7:'Bugs_v1.6.6'.B$969]=[.$A15])*(['Bugs_v1.6.6'.A$7:'Bugs_v1.6.6'.A$969]&lt;&gt;&quot;&quot;))" office:value-type="float" office:value="2">
            <text:p>2</text:p>
          </table:table-cell>
          <table:table-cell table:number-columns-repeated="1018"/>
        </table:table-row>
        <table:table-row table:style-name="ro10">
          <table:table-cell table:style-name="ce48" office:value-type="string">
            <text:p>CCP-428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2" table:formula="of:=SUMPRODUCT((['Bugs_v1.6.6'.B$7:'Bugs_v1.6.6'.B$969]=[.$A16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6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2" table:formula="of:=SUMPRODUCT((['Bugs_v1.6.6'.B$7:'Bugs_v1.6.6'.B$969]=[.$A17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6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2" table:formula="of:=SUMPRODUCT((['Bugs_v1.6.6'.B$7:'Bugs_v1.6.6'.B$969]=[.$A18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49" office:value-type="string">
            <text:p>REGPRL-002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2" table:formula="of:=SUMPRODUCT((['Bugs_v1.6.6'.B$7:'Bugs_v1.6.6'.B$969]=[.$A19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9" office:value-type="string">
            <text:p>REGPRL-003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2" table:formula="of:=SUMPRODUCT((['Bugs_v1.6.6'.B$7:'Bugs_v1.6.6'.B$969]=[.$A20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3" office:value-type="string">
            <text:p>REGPRL-004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Check changing size of container in page</text:p>
          </table:table-cell>
          <table:table-cell table:style-name="ce173" office:value-type="string">
            <text:p>Portal-2983</text:p>
          </table:table-cell>
          <table:table-cell table:style-name="ce184" table:formula="of:=SUMPRODUCT((['Bugs_v1.6.7'.B$7:'Bugs_v1.6.7'.B$969]=[.$A21])*(['Bugs_v1.6.7'.A$7:'Bugs_v1.6.7'.A$969]&lt;&gt;&quot;&quot;))" office:value-type="float" office:value="1">
            <text:p>1</text:p>
          </table:table-cell>
          <table:table-cell table:style-name="ce173" office:value-type="string">
            <text:p>1.6.7</text:p>
          </table:table-cell>
          <table:table-cell table:number-columns-repeated="1017"/>
        </table:table-row>
        <table:table-row table:style-name="ro10">
          <table:table-cell table:style-name="ce51" office:value-type="string">
            <text:p>REGPRL-005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2" table:formula="of:=SUMPRODUCT((['Bugs_v1.6.7'.B$7:'Bugs_v1.6.7'.B$969]=[.$A22])*(['Bugs_v1.6.7'.A$7:'Bugs_v1.6.7'.A$969]&lt;&gt;&quot;&quot;))" office:value-type="float" office:value="4">
            <text:p>4</text:p>
          </table:table-cell>
          <table:table-cell table:style-name="ce185"/>
          <table:table-cell table:number-columns-repeated="1017"/>
        </table:table-row>
        <table:table-row table:style-name="ro9">
          <table:table-cell table:style-name="ce51" office:value-type="string">
            <text:p>CCP-499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2" table:formula="of:=SUMPRODUCT((['Bugs_v1.6.7'.B$7:'Bugs_v1.6.7'.B$969]=[.$A23])*(['Bugs_v1.6.7'.A$7:'Bugs_v1.6.7'.A$969]&lt;&gt;&quot;&quot;))" office:value-type="float" office:value="1">
            <text:p>1</text:p>
          </table:table-cell>
          <table:table-cell table:style-name="ce185"/>
          <table:table-cell table:number-columns-repeated="1017"/>
        </table:table-row>
        <table:table-row table:style-name="ro1">
          <table:table-cell table:style-name="ce51" office:value-type="string">
            <text:p>REGPRL-00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2" table:formula="of:=SUMPRODUCT((['Bugs_v1.6.7'.B$7:'Bugs_v1.6.7'.B$969]=[.$A24])*(['Bugs_v1.6.7'.A$7:'Bugs_v1.6.7'.A$969]&lt;&gt;&quot;&quot;))" office:value-type="float" office:value="1">
            <text:p>1</text:p>
          </table:table-cell>
          <table:table-cell table:style-name="ce185"/>
          <table:table-cell table:number-columns-repeated="1017"/>
        </table:table-row>
        <table:table-row table:style-name="ro9">
          <table:table-cell table:style-name="ce51" office:value-type="string">
            <text:p>REGPRL-007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2" table:formula="of:=SUMPRODUCT((['Bugs_v1.6.7'.B$7:'Bugs_v1.6.7'.B$969]=[.$A25])*(['Bugs_v1.6.7'.A$7:'Bugs_v1.6.7'.A$969]&lt;&gt;&quot;&quot;))" office:value-type="float" office:value="1">
            <text:p>1</text:p>
          </table:table-cell>
          <table:table-cell table:style-name="ce185"/>
          <table:table-cell table:number-columns-repeated="1017"/>
        </table:table-row>
        <table:table-row table:style-name="ro1">
          <table:table-cell table:style-name="ce51" office:value-type="string">
            <text:p>CCP-58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/>
          <table:table-cell table:style-name="ce49" office:value-type="string">
            <text:p>Portal-3857</text:p>
          </table:table-cell>
          <table:table-cell table:style-name="ce182" table:formula="of:=SUMPRODUCT((['Bugs_v1.6.7'.B$7:'Bugs_v1.6.7'.B$969]=[.$A26])*(['Bugs_v1.6.7'.A$7:'Bugs_v1.6.7'.A$969]&lt;&gt;&quot;&quot;))" office:value-type="float" office:value="1">
            <text:p>1</text:p>
          </table:table-cell>
          <table:table-cell table:style-name="ce185"/>
          <table:table-cell table:number-columns-repeated="1017"/>
        </table:table-row>
        <table:table-row table:style-name="ro1">
          <table:table-cell table:style-name="ce174" office:value-type="string" table:number-columns-spanned="5" table:number-rows-spanned="1">
            <text:p>Total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6"/>
          <table:table-cell table:style-name="ce174" table:formula="of:=SUM([.F4:.F26])" office:value-type="float" office:value="29">
            <text:p>29</text:p>
          </table:table-cell>
          <table:table-cell table:number-columns-repeated="1018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11/02/2010</text:date>, <text:time>11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1-02T11:06:43</dc:date>
    <meta:print-date>2008-06-17T00:45:47</meta:print-date>
    <dc:language>en-US</dc:language>
    <meta:editing-cycles>855</meta:editing-cycles>
    <meta:editing-duration>PT350H06M42S</meta:editing-duration>
    <meta:document-statistic meta:table-count="7" meta:cell-count="1292" meta:object-count="1"/>
    <meta:user-defined meta:name="Info 1"/>
    <meta:user-defined meta:name="Info 2"/>
    <meta:user-defined meta:name="Info 3"/>
    <meta:user-defined meta:name="Info 4"/>
  </office:meta>
</office:document-meta>
</file>